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20pt" fo:font-weight="bold" officeooo:rsid="0006ed01" officeooo:paragraph-rsid="0006ed01"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use-window-font-color="true" fo:font-size="12pt" fo:font-weight="normal" officeooo:rsid="0006ed01" officeooo:paragraph-rsid="0006ed0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fo:font-weight="bold" officeooo:rsid="0006ed01" officeooo:paragraph-rsid="0006ed01" style:font-size-asian="10.5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 Actividades p.27</text:p>
      <text:p text:style-name="P1"/>
      <text:p text:style-name="P3">1.</text:p>
      <text:p text:style-name="P3"/>
      <text:p text:style-name="P2">Sandra va a abrir un salón de belleza y contratar algunas trabajadoras. Le informan que debe elaborar documentos básicos de prevención de riesgos, por lo que decide consultar a su gestoría cuales son y en qué consisten.</text:p>
      <text:p text:style-name="P2"/>
      <text:p text:style-name="P2">a) Plan de prevención de riesgos.</text:p>
      <text:p text:style-name="P2"/>
      <text:p text:style-name="P2">b) Cuando no se pueden evitar.</text:p>
      <text:p text:style-name="P2"/>
      <text:p text:style-name="P2">c)Una inicial y posteriormente unas periódicas.</text:p>
      <text:p text:style-name="P2"/>
      <text:p text:style-name="P2">d)Sí ya que ha de realizarse en cada puesto de trabajo.</text:p>
      <text:p text:style-name="P2"/>
      <text:p text:style-name="P2">e)De primeros auxilios, lucha contra incendios y medidas de evacuación.</text:p>
      <text:p text:style-name="P2"/>
      <text:p text:style-name="P2">f)No ya que este ha de poseer la formación y los medios necesarios.</text:p>
      <text:p text:style-name="P2"/>
      <text:p text:style-name="P3">2.</text:p>
      <text:p text:style-name="P3"><text:span text:style-name="T1"/></text:p>
      <text:p text:style-name="P3"><text:span text:style-name="T1">Carmen acaba de comenzar a trabajar en una cadena de montaje de ordenadores sustituyendo a otra persona de baja. El encargado le entrega unos guantes y cascos usados por la persona a la que ella suple, los cuales le vienen grandes. Como no le apetece ponerse nada de nadie está pensando en comprarse ella misma los guantes, además, los EPIs indica “made in China” y no se fía ya que el riesgo de sordera es muy grave </text:span></text:p>
      <text:p text:style-name="P3"><text:span text:style-name="T1"/></text:p>
      <text:p text:style-name="P3"><text:span text:style-name="T1">a) No, ya que deben estar adaptados y ser ergonómicos para cada trabajador. (Uso personal)</text:span></text:p>
      <text:p text:style-name="P3"><text:span text:style-name="T1"/></text:p>
      <text:p text:style-name="P3"><text:span text:style-name="T1">b)No, estos deben ser proporcionados de manera gratuita por la empresa.</text:span></text:p>
      <text:p text:style-name="P3"><text:span text:style-name="T1"/></text:p>
      <text:p text:style-name="P3"><text:span text:style-name="T1">c) CE-xxx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12:13:46.150598423</meta:creation-date>
    <dc:date>2021-10-19T12:24:43.517319655</dc:date>
    <meta:editing-duration>PT7S</meta:editing-duration>
    <meta:editing-cycles>1</meta:editing-cycles>
    <meta:document-statistic meta:table-count="0" meta:image-count="0" meta:object-count="0" meta:page-count="1" meta:paragraph-count="14" meta:word-count="199" meta:character-count="1134" meta:non-whitespace-character-count="948"/>
    <meta:generator>LibreOffice/6.4.6.2$Linux_X86_64 LibreOffice_project/40$Build-2</meta:generator>
  </office:meta>
</office:document-meta>
</file>